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698cm" table:align="left"/>
    </style:style>
    <style:style style:name="Table1.A" style:family="table-column">
      <style:table-column-properties style:column-width="8.477cm"/>
    </style:style>
    <style:style style:name="Table1.B" style:family="table-column">
      <style:table-column-properties style:column-width="3.233cm"/>
    </style:style>
    <style:style style:name="Table1.C" style:family="table-column">
      <style:table-column-properties style:column-width="0.093cm"/>
    </style:style>
    <style:style style:name="Table1.D" style:family="table-column">
      <style:table-column-properties style:column-width="2.895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8.398cm" table:align="left"/>
    </style:style>
    <style:style style:name="Table2.A" style:family="table-column">
      <style:table-column-properties style:column-width="8.39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2.762cm" table:align="left"/>
    </style:style>
    <style:style style:name="Table3.A" style:family="table-column">
      <style:table-column-properties style:column-width="2.762cm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text-properties fo:color="#365f91"/>
    </style:style>
    <style:style style:name="P2" style:family="paragraph" style:parent-style-name="Text_20_body">
      <style:text-properties fo:color="#365f91" fo:language="es" fo:country="E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color="#1f497d"/>
    </style:style>
    <style:style style:name="P5" style:family="paragraph" style:parent-style-name="Text_20_body">
      <style:text-properties fo:color="#1f497d" fo:language="es" fo:country="ES"/>
    </style:style>
    <style:style style:name="P6" style:family="paragraph" style:parent-style-name="Text_20_body">
      <style:text-properties fo:color="#0000ff"/>
    </style:style>
    <style:style style:name="P7" style:family="paragraph" style:parent-style-name="Text_20_body">
      <style:text-properties fo:color="#0000ff" style:font-name="Palatino Linotype" fo:font-size="10pt" fo:language="es" fo:country="ES" fo:font-style="italic"/>
    </style:style>
    <style:style style:name="P8" style:family="paragraph" style:parent-style-name="Text_20_body">
      <style:text-properties fo:color="#0000ff" style:font-name="Palatino Linotype" fo:font-size="10pt" fo:language="es" fo:country="ES" fo:font-style="italic" fo:font-weight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365f91" fo:language="es" fo:country="ES"/>
    </style:style>
    <style:style style:name="T2" style:family="text">
      <style:text-properties fo:color="#1f497d" fo:language="es" fo:country="ES"/>
    </style:style>
    <style:style style:name="T3" style:family="text">
      <style:text-properties fo:color="#0000ff" style:font-name="Palatino Linotype" fo:font-size="10pt" fo:language="es" fo:country="ES" fo:font-style="itali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Ramos, Luis (FAOCO) &lt;Luis.Ramos@fao.org&gt; </text:p>
                </table:table-cell>
              </table:table-row>
            </table:table>
            <text:p text:style-name="P9"/>
          </table:table-cell>
          <table:table-cell table:style-name="Table1.A1" office:value-type="string">
            <text:p text:style-name="Table_20_Contents"><text:bookmark text:name=":2p"/>30 abr (hace 1 día)</text:p>
            <text:p text:style-name="Table_20_Contents"><draw:frame draw:style-name="fr1" draw:name="graphics1" text:anchor-type="as-char" svg:width="0.026cm" svg:height="0.041cm" draw:z-index="4"><draw:image xlink:href="https://mail.google.com/mail/u/0/images/cleardot.gif" xlink:type="simple" xlink:show="embed" xlink:actuate="onLoad"/></draw:frame></text:p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Table_20_Contents"><draw:frame draw:style-name="fr1" draw:name="graphics2" text:anchor-type="as-char" svg:width="0.026cm" svg:height="0.041cm" draw:z-index="2"><draw:image xlink:href="https://mail.google.com/mail/u/0/images/cleardot.gif" xlink:type="simple" xlink:show="embed" xlink:actuate="onLoad"/></draw:frame></text:p>
            <text:section text:style-name="Sect1" text:name=":yi">
              <text:p text:style-name="P9"><draw:frame draw:style-name="fr1" draw:name="graphics3" text:anchor-type="as-char" svg:width="0.026cm" svg:height="0.041cm" draw:z-index="3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Table_20_Contents">para mí, Judith </text:p>
                    <text:p text:style-name="Table_20_Contents"><draw:frame draw:style-name="fr1" draw:name="graphics4" text:anchor-type="as-char" svg:width="0.026cm" svg:height="0.041cm" draw:z-index="5"><draw:image xlink:href="https://mail.google.com/mail/u/0/images/cleardot.gif" xlink:type="simple" xlink:show="embed" xlink:actuate="onLoad"/></draw:frame><text:bookmark text:name=":1c0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covered-table-cell/>
        </table:table-row>
      </table:table>
      <text:section text:style-name="Sect1" text:name=":1c1">
        <text:p text:style-name="Text_20_body"/>
      </text:section>
      <text:section text:style-name="Sect1" text:name=":wb">
        <text:p text:style-name="Text_20_body"/>
        <text:section text:style-name="Sect1" text:name=":wa">
          <text:p text:style-name="P2">Estimado señor Garibaldi,</text:p>
          <text:p text:style-name="P1"> </text:p>
          <text:p text:style-name="P3"><text:span text:style-name="T1">Hemos recibido autorización para el pago de USD$1.050,80 que corresponden al DSA de su misión, agradecemos nos confirme la fecha de su estadía en Colombia debido a que la semana del 6 al 9 de Mayo/13 sólo unos pocos funcionarios estarán en las oficinas, sin embargo el valor de los DSA le serán entregados en  las oficinas de nuestra Representación ubicada en la Calle 72 No.7-82 Of.702  Edificio Acciones y Valore</text:span><text:span text:style-name="T2">s, en el horario de 8:00am a 5:00pm</text:span><text:span text:style-name="T1">. </text:span></text:p>
          <text:p text:style-name="P4"> </text:p>
          <text:p text:style-name="P5">Cualquier inquietud al respecto con gusto le atenderemos.</text:p>
          <text:p text:style-name="Text_20_body"> </text:p>
          <text:p text:style-name="Text_20_body"> </text:p>
          <text:p text:style-name="P8">Cordialmente,</text:p>
          <text:p text:style-name="P6"> </text:p>
          <text:p text:style-name="P6"><draw:frame draw:style-name="fr1" draw:name="graphics5" text:anchor-type="as-char" svg:width="1.455cm" svg:height="1.191cm" draw:z-index="0"><draw:image xlink:href="https://mail.google.com/mail/u/0/?ui=2&amp;ik=021819a74c&amp;view=att&amp;th=13e5cb40d6f5bff5&amp;attid=0.1&amp;disp=emb&amp;zw&amp;atsh=1" xlink:type="simple" xlink:show="embed" xlink:actuate="onLoad"/><svg:title>cid:image005.jpg@01CBC935.96A77E40</svg:title></draw:frame><draw:frame draw:style-name="fr1" draw:name="graphics6" text:anchor-type="as-char" svg:width="1.27cm" svg:height="1.27cm" draw:z-index="1"><draw:image xlink:href="https://mail.google.com/mail/u/0/?ui=2&amp;ik=021819a74c&amp;view=att&amp;th=13e5cb40d6f5bff5&amp;attid=0.2&amp;disp=emb&amp;zw&amp;atsh=1" xlink:type="simple" xlink:show="embed" xlink:actuate="onLoad"/><svg:title>cid:image006.jpg@01CBC935.96A77E40</svg:title></draw:frame></text:p>
          <text:p text:style-name="P6"> </text:p>
          <text:p text:style-name="P8">LUIS HERNANDO RAMOS YÁÑEZ</text:p>
          <text:p text:style-name="P7">Auxiliar Administrativo-Tesoreria-FAO Naciones Unidas</text:p>
          <text:p text:style-name="P7">FAS-User</text:p>
          <text:p text:style-name="P7">Tel. 3465101 Ext.106</text:p>
          <text:p text:style-name="Text_20_body"><text:a xlink:type="simple" xlink:href="mailto:luis.ramos@fao.org" office:target-frame-name="_blank" xlink:show="new"><text:span text:style-name="T3">luis.ramos@fao.org</text:span>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Palatino Linotype" svg:font-family="'Palatino Linotype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932b512-69e3009-7a10e5c-fc86223-a55908</meta:generator>
    <dc:date>2013-05-01T20:59:24.26</dc:date>
    <meta:document-statistic meta:table-count="3" meta:image-count="6" meta:object-count="0" meta:page-count="1" meta:paragraph-count="23" meta:word-count="104" meta:character-count="758" meta:non-whitespace-character-count="586"/>
    <meta:user-defined meta:name="Info 1"/>
    <meta:user-defined meta:name="Info 2"/>
    <meta:user-defined meta:name="Info 3"/>
    <meta:user-defined meta:name="Info 4"/>
  </office:meta>
</office:document-meta>
</file>